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  <style:text-properties fo:font-size="72pt"/>
    </style:style>
    <style:style style:name="T1" style:family="text">
      <style:text-properties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jcze Niebieski,</text:span><text:span text:style-name="T1"><text:line-break/></text:span><text:span text:style-name="T1">który wszystko możesz,</text:span><text:span text:style-name="T1"><text:line-break/></text:span><text:span text:style-name="T1">Zbaw nas ode złego.</text:span><text:span text:style-name="T1"><text:line-break/></text:span><text:span text:style-name="T1">Uwolnij od jego wpływu</text:span><text:span text:style-name="T1"><text:line-break/></text:span><text:span text:style-name="T1">ludzi i miejsca,</text:span><text:span text:style-name="T1"><text:line-break/></text:span><text:span text:style-name="T1">Wśród, których</text:span><text:span text:style-name="T1"><text:line-break/></text:span><text:span text:style-name="T1">przyszło nam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Nade wszystko</text:span><text:span text:style-name="T1"><text:line-break/></text:span><text:span text:style-name="T1">Strzeż mego serca!</text:span><text:span text:style-name="T1"><text:line-break/></text:span><text:span text:style-name="T1">Strzeż</text:span><text:span text:style-name="T2"> </text:span><text:span text:style-name="T1">mego serca Panie!</text:span><text:span text:style-name="T1"><text:line-break/></text:span><text:span text:style-name="T1">Strzeż mego serca!</text:span><text:span text:style-name="T1"><text:line-break/></text:span><text:span text:style-name="T1">O Panie,</text:span><text:span text:style-name="T1"><text:line-break/></text:span><text:span text:style-name="T1">serca mego strze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9T18:07:13</meta:creation-date>
    <dc:creator>Rafał Talacha</dc:creator>
    <dc:date>2009-01-27T11:37:41</dc:date>
    <dc:language>en-US</dc:language>
    <meta:editing-cycles>5</meta:editing-cycles>
    <meta:editing-duration>PT9M4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